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E6B1A2E89.jpg" manifest:media-type="image/jpeg"/>
  <manifest:file-entry manifest:full-path="Pictures/10000000000007D0000005DE799A079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xinxinli-black-edges-title">
      <style:graphic-properties draw:auto-grow-height="true" fo:min-height="2.54cm" fo:wrap-option="wrap" loext:decorative="false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 loext:decorative="false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xinxinli-black-edges1-title">
      <style:graphic-properties fo:min-height="3.256cm" fo:wrap-option="wrap" loext:decorative="false"/>
      <style:paragraph-properties style:writing-mode="lr-tb"/>
    </style:style>
    <style:style style:name="pr5" style:family="presentation" style:parent-style-name="xinxinli-black-edges1-outline1">
      <style:graphic-properties fo:min-height="10.831cm" fo:wrap-option="wrap" loext:decorative="false"/>
      <style:paragraph-properties style:writing-mode="lr-tb"/>
    </style:style>
    <style:style style:name="pr6" style:family="presentation" style:parent-style-name="xinxinli-black-edges1-notes">
      <style:graphic-properties draw:fill-color="#ffffff" fo:min-height="12.322cm" fo:wrap-option="wrap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style:paragraph-properties style:punctuation-wrap="simple" style:line-break="stric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draw:frame presentation:style-name="pr1" draw:text-style-name="P1" draw:layer="layout" svg:width="12.65cm" svg:height="2.54cm" svg:x="14.655cm" svg:y="9.515cm" presentation:class="title" presentation:user-transformed="true">
          <draw:text-box>
            <text:p text:style-name="P1">Signály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2">Dominik Jůza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0.831cm" svg:x="1.4cm" svg:y="6.3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28cm" svg:x="0cm" svg:y="0.045cm">
        <draw:image xlink:href="Pictures/10000000000007D0000005DE6B1A2E89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7.76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63cm" svg:height="21cm" svg:x="0.041cm" svg:y="0cm">
        <draw:image xlink:href="Pictures/10000000000007D0000005DE799A0792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8.972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1T11:32:28.231000000</meta:creation-date>
    <meta:editing-duration>PT1M23S</meta:editing-duration>
    <meta:editing-cycles>2</meta:editing-cycles>
    <meta:generator>LibreOffice/24.8.0.3$Windows_X86_64 LibreOffice_project/0bdf1299c94fe897b119f97f3c613e9dca6be583</meta:generator>
    <dc:subject>Presentation Template Design-7</dc:subject>
    <dc:title>xinxinli-black-edges</dc:title>
    <dc:description>Background design by Yun Chao Xu. Template implementation by Xin Li. 

2013/1/9</dc:description>
    <meta:keyword>Apache OpenOffice business</meta:keyword>
    <dc:date>2024-10-21T11:44:07.645000000</dc:date>
    <meta:document-statistic meta:object-count="135"/>
    <meta:user-defined meta:name="License">BSD (http://templates.services.openoffice.org/bsd-license)</meta:user-defined>
  </office:meta>
</office:document-meta>
</file>